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Biolinum Keyboard O" svg:font-family="'Linux Biolinum Keyboard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eef2" officeooo:paragraph-rsid="0012eef2"/>
    </style:style>
    <style:style style:name="P2" style:family="paragraph" style:parent-style-name="Standard">
      <style:text-properties officeooo:rsid="0012eef2" officeooo:paragraph-rsid="00140315"/>
    </style:style>
    <style:style style:name="P3" style:family="paragraph" style:parent-style-name="Standard">
      <style:text-properties officeooo:rsid="0012eef2" officeooo:paragraph-rsid="0018f04b"/>
    </style:style>
    <style:style style:name="P4" style:family="paragraph" style:parent-style-name="Standard">
      <style:text-properties officeooo:rsid="00140315" officeooo:paragraph-rsid="00140315"/>
    </style:style>
    <style:style style:name="P5" style:family="paragraph" style:parent-style-name="Standard">
      <style:paragraph-properties fo:text-align="center" style:justify-single-word="false"/>
      <style:text-properties style:font-name="Linux Biolinum Keyboard O" fo:font-size="18pt" officeooo:rsid="0012eef2" officeooo:paragraph-rsid="0012eef2" style:font-size-asian="18pt" style:font-size-complex="18pt"/>
    </style:style>
    <style:style style:name="P6" style:family="paragraph" style:parent-style-name="Standard">
      <style:text-properties officeooo:rsid="0018f04b" officeooo:paragraph-rsid="0018f04b"/>
    </style:style>
    <style:style style:name="P7" style:family="paragraph" style:parent-style-name="Standard">
      <style:text-properties officeooo:rsid="001c8363" officeooo:paragraph-rsid="001c8363"/>
    </style:style>
    <style:style style:name="P8" style:family="paragraph" style:parent-style-name="Standard">
      <style:text-properties officeooo:rsid="00250199" officeooo:paragraph-rsid="00250199"/>
    </style:style>
    <style:style style:name="P9" style:family="paragraph" style:parent-style-name="Standard">
      <style:text-properties officeooo:rsid="0016cfb4" officeooo:paragraph-rsid="0012eef2"/>
    </style:style>
    <style:style style:name="P10" style:family="paragraph" style:parent-style-name="Standard">
      <style:text-properties officeooo:rsid="0016cfb4" officeooo:paragraph-rsid="0018f04b"/>
    </style:style>
    <style:style style:name="P11" style:family="paragraph" style:parent-style-name="Standard">
      <style:text-properties officeooo:rsid="00140315" officeooo:paragraph-rsid="0018f04b"/>
    </style:style>
    <style:style style:name="P12" style:family="paragraph" style:parent-style-name="Standard">
      <style:text-properties officeooo:rsid="00250199" officeooo:paragraph-rsid="00250199"/>
    </style:style>
    <style:style style:name="P13" style:family="paragraph" style:parent-style-name="Standard">
      <style:text-properties officeooo:rsid="00250199" officeooo:paragraph-rsid="002ab7db"/>
    </style:style>
    <style:style style:name="P14" style:family="paragraph" style:parent-style-name="Standard">
      <style:text-properties style:text-underline-style="solid" style:text-underline-width="auto" style:text-underline-color="font-color" officeooo:rsid="0028c989" officeooo:paragraph-rsid="0028c989"/>
    </style:style>
    <style:style style:name="P15" style:family="paragraph" style:parent-style-name="Standard">
      <style:text-properties style:text-underline-style="solid" style:text-underline-width="auto" style:text-underline-color="font-color" officeooo:rsid="0028fcbe" officeooo:paragraph-rsid="0028fcbe"/>
    </style:style>
    <style:style style:name="P16" style:family="paragraph" style:parent-style-name="Standard">
      <style:text-properties style:text-underline-style="solid" style:text-underline-width="auto" style:text-underline-color="font-color" officeooo:rsid="00250199" officeooo:paragraph-rsid="00250199"/>
    </style:style>
    <style:style style:name="P17" style:family="paragraph" style:parent-style-name="Standard">
      <style:text-properties style:text-underline-style="solid" style:text-underline-width="auto" style:text-underline-color="font-color" officeooo:rsid="002e2cee" officeooo:paragraph-rsid="002e2cee"/>
    </style:style>
    <style:style style:name="P18" style:family="paragraph" style:parent-style-name="Standard">
      <style:text-properties officeooo:rsid="0012eef2" officeooo:paragraph-rsid="0012eef2"/>
    </style:style>
    <style:style style:name="P19" style:family="paragraph" style:parent-style-name="Standard">
      <style:text-properties style:text-underline-style="none" officeooo:rsid="0028fcbe" officeooo:paragraph-rsid="0028fcbe"/>
    </style:style>
    <style:style style:name="P20" style:family="paragraph" style:parent-style-name="Standard">
      <style:text-properties style:text-underline-style="none" officeooo:rsid="0028c989" officeooo:paragraph-rsid="002ab7db"/>
    </style:style>
    <style:style style:name="P21" style:family="paragraph" style:parent-style-name="Standard">
      <style:text-properties style:text-underline-style="none" officeooo:rsid="00250199" officeooo:paragraph-rsid="002ab7db"/>
    </style:style>
    <style:style style:name="T1" style:family="text">
      <style:text-properties officeooo:rsid="0012eef2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ab7db"/>
    </style:style>
    <style:style style:name="T4" style:family="text">
      <style:text-properties style:text-position="0% 100%"/>
    </style:style>
    <style:style style:name="T5" style:family="text">
      <style:text-properties officeooo:rsid="00140315"/>
    </style:style>
    <style:style style:name="T6" style:family="text">
      <style:text-properties officeooo:rsid="0016cfb4"/>
    </style:style>
    <style:style style:name="T7" style:family="text">
      <style:text-properties officeooo:rsid="0018f04b"/>
    </style:style>
    <style:style style:name="T8" style:family="text">
      <style:text-properties officeooo:rsid="001a2bcb"/>
    </style:style>
    <style:style style:name="T9" style:family="text">
      <style:text-properties officeooo:rsid="001c8363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28c989"/>
    </style:style>
    <style:style style:name="T12" style:family="text">
      <style:text-properties style:text-underline-style="none"/>
    </style:style>
    <style:style style:name="T13" style:family="text">
      <style:text-properties officeooo:rsid="002ab7db"/>
    </style:style>
    <style:style style:name="T14" style:family="text">
      <style:text-properties style:text-line-through-style="solid" style:text-line-through-type="single"/>
    </style:style>
    <style:style style:name="T15" style:family="text">
      <style:text-properties style:text-line-through-style="solid" style:text-line-through-type="single" officeooo:rsid="002ab7db"/>
    </style:style>
    <style:style style:name="T16" style:family="text">
      <style:text-properties style:text-line-through-style="solid" style:text-line-through-type="single" officeooo:rsid="0028c989"/>
    </style:style>
    <style:style style:name="T17" style:family="text">
      <style:text-properties style:text-line-through-style="solid" style:text-line-through-type="single" officeooo:rsid="00250199"/>
    </style:style>
    <style:style style:name="T18" style:family="text">
      <style:text-properties style:text-line-through-style="solid" style:text-line-through-type="single" style:text-position="super 58%" officeooo:rsid="002ab7db"/>
    </style:style>
    <style:style style:name="T19" style:family="text">
      <style:text-properties style:text-line-through-style="none" style:text-line-through-type="none" officeooo:rsid="002ab7db"/>
    </style:style>
    <style:style style:name="T20" style:family="text">
      <style:text-properties officeooo:rsid="002501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7 Wonders</text:p>
      <text:p text:style-name="P1"/>
      <text:p text:style-name="P1"><text:span text:style-name="T10">Scénario </text:span>: <text:span text:style-name="T9">1ere Version</text:span></text:p>
      <text:p text:style-name="P1"/>
      <text:p text:style-name="P1">1- Initialisation</text:p>
      <text:p text:style-name="P2"><text:tab/>1.1 <text:span text:style-name="T5">Création Canvas nul</text:span></text:p>
      <text:p text:style-name="P2"><text:tab/><text:span text:style-name="T5">1.2</text:span> Création (plateaux + cartes)</text:p>
      <text:p text:style-name="P1"><text:tab/><text:tab/>→ placer les plateaux (rectangle et la ressource) sur le canvas</text:p>
      <text:p text:style-name="P1"><text:tab/>1.<text:span text:style-name="T5">3</text:span> Initialiser cartes en fonction des 3 âges (3<text:span text:style-name="T2">e</text:span> âge vide=NULL) <text:span text:style-name="T5">et du plateau</text:span></text:p>
      <text:p text:style-name="P9"><text:tab/>1.4 Bouton « next player » (le joueur d’ap<text:span text:style-name="T11">rè</text:span>s click pour jouer)</text:p>
      <text:p text:style-name="P6"><text:tab/>1.5 <text:span text:style-name="T1">en fonction du </text:span>#<text:span text:style-name="T1"> de joueur, créer # sublists </text:span>(taille <text:span text:style-name="T8">N(define entête)</text:span> cartes)</text:p>
      <text:p text:style-name="P1"/>
      <text:p text:style-name="P1">2- <text:span text:style-name="T7">Un tour (tous les players ont choisi 1 carte) </text:span></text:p>
      <text:p text:style-name="P3"><text:tab/>2.1 <text:span text:style-name="T5">affichage du tas d’un joueur (1 sublist)</text:span></text:p>
      <text:p text:style-name="P11"><text:tab/>2.2 click souris carte sélectionnée </text:p>
      <text:p text:style-name="P10"><text:tab/>2.3 affichage carte choisie sur le canvas</text:p>
      <text:p text:style-name="P3"><text:tab/><text:span text:style-name="T6">2.4 efface la sublist de l’écran+ affichage bouton « next player »</text:span></text:p>
      <text:p text:style-name="P10"><text:tab/>2.5 click bouton « next player »</text:p>
      <text:p text:style-name="P10"><text:tab/>2.6 <text:s/>Répeter le # of players</text:p>
      <text:p text:style-name="P3"/>
      <text:p text:style-name="P6">3- Tour jusqu’à fin du Ier Age</text:p>
      <text:p text:style-name="P6"><text:tab/>3.1 Faire tourner les sublists</text:p>
      <text:p text:style-name="P6"><text:tab/>3.2 <text:s/>Répéter jusqu’à ce qu’<text:span text:style-name="T8">il reste une carte dans les mains (N-1)<text:tab/></text:span></text:p>
      <text:p text:style-name="P7"/>
      <text:p text:style-name="P1"/>
      <text:p text:style-name="P16">1<text:span text:style-name="T2">er</text:span> meeting (4/12) :</text:p>
      <text:p text:style-name="P8"><text:tab/><text:bookmark-start text:name="__DdeLink__236_3698063659"/>→ Diagramme cas d’utilisation </text:p>
      <text:p text:style-name="P8"><text:tab/>→ Diagramme de classes</text:p>
      <text:p text:style-name="P8"><text:tab/>→ Diagramme dynamique (<text:span text:style-name="T11">séquence</text:span>) </text:p>
      <text:p text:style-name="P8"><text:tab/>→<text:span text:style-name="T13"> 1</text:span><text:span text:style-name="T3">er</text:span><text:span text:style-name="T13"> code </text:span></text:p>
      <text:p text:style-name="P8"><text:tab/><text:span text:style-name="T19">→ <text:s/>notions graphics on JAVA</text:span><text:bookmark-end text:name="__DdeLink__236_3698063659"/></text:p>
      <text:p text:style-name="P8"/>
      <text:p text:style-name="P14">2<text:span text:style-name="T2">e</text:span> Meeting 11/12/19 :</text:p>
      <text:p text:style-name="P20"><text:tab/><text:span text:style-name="T20">→</text:span><text:span text:style-name="T17"> Diagramme cas d’utilisation </text:span></text:p>
      <text:p text:style-name="P13"><text:tab/>→<text:span text:style-name="T14"> Diagramme de classes</text:span></text:p>
      <text:p text:style-name="P13"><text:tab/>→<text:span text:style-name="T14"> Diagramme dynamique (</text:span><text:span text:style-name="T16">séquence</text:span><text:span text:style-name="T14">) </text:span></text:p>
      <text:p text:style-name="P13"><text:tab/>→<text:span text:style-name="T13"> </text:span><text:span text:style-name="T15">1</text:span><text:span text:style-name="T18">er</text:span><text:span text:style-name="T15"> code </text:span></text:p>
      <text:p text:style-name="P21"><text:tab/><text:span text:style-name="T19">→ <text:s/></text:span><text:span text:style-name="T15">notions graphics on JAVA</text:span></text:p>
      <text:p text:style-name="P14"/>
      <text:p text:style-name="P17">Prochain meeting :</text:p>
      <text:p text:style-name="P17"><text:span text:style-name="T12"><text:tab/>→ visuel carte</text:span></text:p>
      <text:p text:style-name="P17"><text:span text:style-name="T12"><text:tab/>→ visuel plateaux</text:span></text:p>
      <text:p text:style-name="P17"><text:span text:style-name="T12"><text:tab/>→ Rapport /!\ <text:s/>(Use Case, Sequence, Class)</text:span></text:p>
      <text:p text:style-name="P17"><text:span text:style-name="T12"><text:tab/>→ Faire liste d’interactions avec le jeu </text:span></text:p>
      <text:p text:style-name="P14"/>
      <text:p text:style-name="P14"><text:span text:style-name="T12"/></text:p>
      <text:p text:style-name="P14"><text:span text:style-name="T12"/></text:p>
      <text:p text:style-name="P8"/>
      <text:p text:style-name="P8"/>
      <text:p text:style-name="P1"/>
      <text:p text:style-name="P4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Règles :</text:p>
      <text:p text:style-name="P19">- On ne peut obtenir qu’une seule ressource par carte ressource. Si carte double, une ressource par type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Biolinum Keyboard O" svg:font-family="'Linux Biolinum Keyboard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7:24:57.621838688</meta:creation-date>
    <dc:date>2019-12-11T18:58:18.490251015</dc:date>
    <meta:editing-duration>PT57M56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2" meta:paragraph-count="38" meta:word-count="238" meta:character-count="1373" meta:non-whitespace-character-count="1129"/>
  </office:meta>
</office:document-meta>
</file>